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4e62"/>
    </style:style>
    <style:style style:name="T1" style:family="text">
      <style:text-properties officeooo:rsid="001d0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Main simulation algorithm parameters</text:p>
      <text:p text:style-name="Standard"><text:s text:c="2"/>//-------------------------------------------------------</text:p>
      <text:p text:style-name="Standard"><text:s text:c="2"/>intparams["ndim"] = 3;</text:p>
      <text:p text:style-name="Standard"><text:s text:c="2"/>stringparams["sim"] = "sph";</text:p>
      <text:p text:style-name="Standard"><text:s text:c="2"/>stringparams["nbody"] = "hermite4";</text:p>
      <text:p text:style-name="Standard"/>
      <text:p text:style-name="Standard"><text:s text:c="2"/>// Simulation id, filename and output time parameters</text:p>
      <text:p text:style-name="Standard"><text:s text:c="2"/>//-------------------------------------------------------</text:p>
      <text:p text:style-name="Standard"><text:s text:c="2"/>stringparams["ic"] = "box";</text:p>
      <text:p text:style-name="Standard"><text:s text:c="2"/>stringparams["run_id"] = "";</text:p>
      <text:p text:style-name="Standard"><text:s text:c="2"/>stringparams["in_file"] = "";</text:p>
      <text:p text:style-name="Standard"><text:s text:c="2"/>stringparams["in_file_form"] = "su";</text:p>
      <text:p text:style-name="Standard"><text:s text:c="2"/>stringparams["out_file_form"] = "su";</text:p>
      <text:p text:style-name="Standard"><text:s text:c="2"/>floatparams["tend"] = 1.0;</text:p>
      <text:p text:style-name="Standard"><text:s text:c="2"/>floatparams["tmax_wallclock"] = 9.99e20;</text:p>
      <text:p text:style-name="Standard"><text:s text:c="2"/>floatparams["dt_snap"] = 0.2;</text:p>
      <text:p text:style-name="Standard"><text:s text:c="2"/>floatparams["tsnapfirst"] = 0.2;</text:p>
      <text:p text:style-name="Standard"><text:s text:c="2"/>intparams["Nstepsmax"] = 99999999;</text:p>
      <text:p text:style-name="Standard"><text:s text:c="2"/>intparams["noutputstep"] = 128;</text:p>
      <text:p text:style-name="Standard"><text:s text:c="2"/>intparams["ndiagstep"] = 1024;</text:p>
      <text:p text:style-name="Standard"><text:s text:c="2"/>intparams["nrestartstep"] = 512;</text:p>
      <text:p text:style-name="Standard"><text:s text:c="2"/>intparams["litesnap"] = 0;</text:p>
      <text:p text:style-name="Standard"><text:s text:c="2"/>floatparams["dt_litesnap"] = 0.2;</text:p>
      <text:p text:style-name="Standard"><text:s text:c="2"/>floatparams["tlitesnapfirst"] = 0.0;</text:p>
      <text:p text:style-name="Standard"/>
      <text:p text:style-name="Standard"><text:s text:c="2"/>// Unit and scaling parameters</text:p>
      <text:p text:style-name="Standard"><text:s text:c="2"/>//-------------------------------------------------------</text:p>
      <text:p text:style-name="Standard"><text:s text:c="2"/>intparams["dimensionless"] = 0;</text:p>
      <text:p text:style-name="Standard"><text:s text:c="2"/>stringparams["rinunit"] = "";</text:p>
      <text:p text:style-name="Standard"><text:s text:c="2"/>stringparams["minunit"] = "";</text:p>
      <text:p text:style-name="Standard"><text:s text:c="2"/>stringparams["tinunit"] = "";</text:p>
      <text:p text:style-name="Standard"><text:s text:c="2"/>stringparams["vinunit"] = "";</text:p>
      <text:p text:style-name="Standard"><text:s text:c="2"/>stringparams["ainunit"] = "";</text:p>
      <text:p text:style-name="Standard"><text:s text:c="2"/>stringparams["rhoinunit"] = "";</text:p>
      <text:p text:style-name="Standard"><text:s text:c="2"/>stringparams["sigmainunit"] = "";</text:p>
      <text:p text:style-name="Standard"><text:s text:c="2"/>stringparams["pressinunit"] = "";</text:p>
      <text:p text:style-name="Standard"><text:s text:c="2"/>stringparams["finunit"] = "";</text:p>
      <text:p text:style-name="Standard"><text:s text:c="2"/>stringparams["Einunit"] = "";</text:p>
      <text:p text:style-name="Standard"><text:s text:c="2"/>stringparams["mominunit"] = "";</text:p>
      <text:p text:style-name="Standard"><text:s text:c="2"/>stringparams["angmominunit"] = "";</text:p>
      <text:p text:style-name="Standard"><text:s text:c="2"/>stringparams["angvelinunit"] = "";</text:p>
      <text:p text:style-name="Standard"><text:s text:c="2"/>stringparams["dmdtinunit"] = "";</text:p>
      <text:p text:style-name="Standard"><text:s text:c="2"/>stringparams["Linunit"] = "";</text:p>
      <text:p text:style-name="Standard"><text:s text:c="2"/>stringparams["kappainunit"] = "";</text:p>
      <text:p text:style-name="Standard"><text:s text:c="2"/>stringparams["Binunit"] = "";</text:p>
      <text:p text:style-name="Standard"><text:s text:c="2"/>stringparams["Qinunit"] = "";</text:p>
      <text:p text:style-name="Standard"><text:s text:c="2"/>stringparams["Jcurinunit"] = "";</text:p>
      <text:p text:style-name="Standard"><text:s text:c="2"/>stringparams["uinunit"] = "";</text:p>
      <text:p text:style-name="Standard"><text:s text:c="2"/>stringparams["dudtinunit"] = "";</text:p>
      <text:p text:style-name="Standard"><text:s text:c="2"/>stringparams["tempinunit"] = "";</text:p>
      <text:p text:style-name="Standard"><text:s text:c="2"/>stringparams["routunit"] = "pc";</text:p>
      <text:p text:style-name="Standard"><text:s text:c="2"/>stringparams["moutunit"] = "m_sun";</text:p>
      <text:p text:style-name="Standard"><text:s text:c="2"/>stringparams["toutunit"] = "myr";</text:p>
      <text:p text:style-name="Standard"><text:s text:c="2"/>stringparams["voutunit"] = "km_s";</text:p>
      <text:p text:style-name="Standard"><text:s text:c="2"/>stringparams["aoutunit"] = "km_s2";</text:p>
      <text:p text:style-name="Standard"><text:s text:c="2"/>stringparams["rhooutunit"] = "g_cm3";</text:p>
      <text:p text:style-name="Standard"><text:s text:c="2"/>stringparams["sigmaoutunit"] = "m_sun_pc2";</text:p>
      <text:p text:style-name="Standard"><text:s text:c="2"/>stringparams["pressoutunit"] = "Pa";</text:p>
      <text:p text:style-name="Standard"><text:s text:c="2"/>stringparams["foutunit"] = "N";</text:p>
      <text:p text:style-name="Standard"><text:s text:c="2"/>stringparams["Eoutunit"] = "J";</text:p>
      <text:p text:style-name="Standard"><text:s text:c="2"/>stringparams["momoutunit"] = "m_sunkm_s";</text:p>
      <text:p text:style-name="Standard"><text:s text:c="2"/>stringparams["angmomoutunit"] = "m_sunkm2_s";</text:p>
      <text:p text:style-name="Standard"><text:s text:c="2"/>stringparams["angveloutunit"] = "rad_s";</text:p>
      <text:p text:style-name="Standard"><text:s text:c="2"/>stringparams["dmdtoutunit"] = "m_sun_yr";</text:p>
      <text:p text:style-name="Standard"><text:s text:c="2"/>stringparams["Loutunit"] = "L_sun";</text:p>
      <text:p text:style-name="Standard"><text:s text:c="2"/>stringparams["kappaoutunit"] = "m2_kg";</text:p>
      <text:p text:style-name="Standard"><text:s text:c="2"/>stringparams["Boutunit"] = "tesla";</text:p>
      <text:p text:style-name="Standard"><text:s text:c="2"/>stringparams["Qoutunit"] = "C";</text:p>
      <text:p text:style-name="Standard"><text:s text:c="2"/>stringparams["Jcuroutunit"] = "C_s_m2";</text:p>
      <text:p text:style-name="Standard"><text:s text:c="2"/>stringparams["uoutunit"] = "J_kg";</text:p>
      <text:p text:style-name="Standard"><text:s text:c="2"/>stringparams["dudtoutunit"] = "J_kg_s";</text:p>
      <text:p text:style-name="Standard"><text:s text:c="2"/>stringparams["tempoutunit"] = "K";</text:p>
      <text:p text:style-name="Standard"/>
      <text:p text:style-name="Standard"><text:s text:c="2"/>// Integration scheme and timestep parameters</text:p>
      <text:p text:style-name="Standard"><text:s text:c="2"/>//-------------------------------------------------------</text:p>
      <text:p text:style-name="Standard"><text:s text:c="2"/>floatparams["accel_mult"] = 0.3;</text:p>
      <text:p text:style-name="Standard"><text:s text:c="2"/>floatparams["courant_mult"] = 0.15;</text:p>
      <text:p text:style-name="Standard"><text:s text:c="2"/>floatparams["nbody_mult"] = 0.1;</text:p>
      <text:p text:style-name="Standard"><text:s text:c="2"/>floatparams["subsys_mult"] = 0.05;</text:p>
      <text:p text:style-name="Standard"><text:s text:c="2"/>floatparams["visc_mult"] = 0.3 ;</text:p>
      <text:p text:style-name="Standard"><text:s text:c="2"/>intparams["Nlevels"] = 1;</text:p>
      <text:p text:style-name="Standard"><text:s text:c="2"/>intparams["level_diff_max"] = 1;</text:p>
      <text:p text:style-name="Standard"><text:s text:c="2"/>intparams["sph_single_timestep"] = 0;</text:p>
      <text:p text:style-name="Standard"><text:s text:c="2"/>intparams["nbody_single_timestep"] = 0;</text:p>
      <text:p text:style-name="Standard"/>
      <text:p text:style-name="Standard"><text:s text:c="2"/>// SPH parameters</text:p>
      <text:p text:style-name="Standard"><text:s text:c="2"/>//-------------------------------------------------------</text:p>
      <text:p text:style-name="Standard"><text:s text:c="2"/>stringparams["sph_integration"] = "lfkdk";</text:p>
      <text:p text:style-name="Standard"><text:s text:c="2"/>stringparams["kernel"] = "m4";</text:p>
      <text:p text:style-name="Standard"><text:s text:c="2"/>intparams["conservative_sph_star_gravity"] = 1;</text:p>
      <text:p text:style-name="Standard"><text:s text:c="2"/>intparams["tabulated_kernel"] = 1;</text:p>
      <text:p text:style-name="Standard"><text:s text:c="2"/>floatparams["h_fac"] = 1.2;</text:p>
      <text:p text:style-name="Standard"><text:s text:c="2"/>floatparams["h_converge"] = 0.01;</text:p>
      <text:p text:style-name="Standard"/>
      <text:p text:style-name="Standard"><text:s text:c="2"/>// Thermal physics parameters</text:p>
      <text:p text:style-name="Standard"><text:s text:c="2"/>//---------------------------------------------------------</text:p>
      <text:p text:style-name="Standard"><text:s text:c="2"/>intparams["hydro_forces"] = 1;</text:p>
      <text:p text:style-name="Standard"><text:s text:c="2"/>stringparams["gas_eos"] = "energy_eqn";</text:p>
      <text:p text:style-name="Standard"><text:s text:c="2"/>stringparams["energy_integration"] = "null";</text:p>
      <text:p text:style-name="Standard"><text:s text:c="2"/>floatparams["energy_mult"] = 0.4;</text:p>
      <text:p text:style-name="Standard"><text:s text:c="2"/>floatparams["gamma_eos"] = 1.6666666666666;</text:p>
      <text:p text:style-name="Standard"><text:s text:c="2"/>floatparams["temp0"] = 1.0;</text:p>
      <text:p text:style-name="Standard"><text:soft-page-break/><text:s text:c="2"/>floatparams["mu_bar"] = 1.0;</text:p>
      <text:p text:style-name="Standard"><text:s text:c="2"/>floatparams["tempmin"] = 0.01;</text:p>
      <text:p text:style-name="Standard"><text:s text:c="2"/>floatparams["templaw"] = 0.75;</text:p>
      <text:p text:style-name="Standard"><text:s text:c="2"/>floatparams["rho_bary"] = 1.0e-14;</text:p>
      <text:p text:style-name="Standard"><text:s text:c="2"/>floatparams["eta_eos"] = 1.4;</text:p>
      <text:p text:style-name="Standard"><text:s text:c="2"/>floatparams["Kpoly"] = 1.0;</text:p>
      <text:p text:style-name="Standard"><text:s text:c="2"/>stringparams["radws_table"] = "eos.bell.cc.dat";</text:p>
      <text:p text:style-name="Standard"><text:s text:c="2"/>intparams["lombardi_method"] = 0;</text:p>
      <text:p text:style-name="Standard"><text:s text:c="2"/>floatparams["temp_ambient"] = 5.0;</text:p>
      <text:p text:style-name="Standard"/>
      <text:p text:style-name="Standard"><text:s text:c="2"/>// Artificial viscosity parameters</text:p>
      <text:p text:style-name="Standard"><text:s text:c="2"/>//---------------------------------------------------------</text:p>
      <text:p text:style-name="Standard"><text:s text:c="2"/>stringparams["avisc"] = "mon97";</text:p>
      <text:p text:style-name="Standard"><text:s text:c="2"/>stringparams["acond"] = "none";</text:p>
      <text:p text:style-name="Standard"><text:s text:c="2"/>stringparams["time_dependent_avisc"] = "none";</text:p>
      <text:p text:style-name="Standard"><text:s text:c="2"/>floatparams["alpha_visc"] = 1.0;</text:p>
      <text:p text:style-name="Standard"><text:s text:c="2"/>floatparams["alpha_visc_min"] = 0.1;</text:p>
      <text:p text:style-name="Standard"><text:s text:c="2"/>floatparams["beta_visc"] = 2.0;</text:p>
      <text:p text:style-name="Standard"/>
      <text:p text:style-name="Standard"><text:s text:c="2"/>// Meshless Finite-Volume parameters</text:p>
      <text:p text:style-name="Standard"><text:s text:c="2"/>//---------------------------------------------------------</text:p>
      <text:p text:style-name="Standard"><text:s text:c="2"/>stringparams["riemann_solver"] = "hllc";</text:p>
      <text:p text:style-name="Standard"><text:s text:c="2"/>stringparams["slope_limiter"] = "gizmo";</text:p>
      <text:p text:style-name="Standard"><text:s text:c="2"/>intparams["zero_mass_flux"] = 1;</text:p>
      <text:p text:style-name="Standard"><text:s text:c="2"/>intparams["static_particles"] = 0;</text:p>
      <text:p text:style-name="Standard"><text:s text:c="2"/>stringparams["time_step_limiter"] = "none";</text:p>
      <text:p text:style-name="Standard"><text:s text:c="2"/>floatparams["shear_visc"] = 0;</text:p>
      <text:p text:style-name="Standard"><text:s text:c="2"/>floatparams["bulk_visc"] = 0;</text:p>
      <text:p text:style-name="Standard"/>
      <text:p text:style-name="Standard"><text:s text:c="2"/>// Gravity parameters</text:p>
      <text:p text:style-name="Standard"><text:s text:c="2"/>//---------------------------------------------------------</text:p>
      <text:p text:style-name="Standard"><text:s text:c="2"/>intparams["self_gravity"] = 0;</text:p>
      <text:p text:style-name="Standard"><text:s text:c="2"/>intparams["kgrav"] = 1;</text:p>
      <text:p text:style-name="Standard"><text:s text:c="2"/>stringparams["grav_kernel"] = "mean_h";</text:p>
      <text:p text:style-name="Standard"><text:s text:c="2"/>stringparams["external_potential"] = "none";</text:p>
      <text:p text:style-name="Standard"><text:s text:c="2"/>floatparams["avert"] = -0.5;</text:p>
      <text:p text:style-name="Standard"><text:s text:c="2"/>floatparams["rplummer_extpot"] = 1.0;</text:p>
      <text:p text:style-name="Standard"><text:s text:c="2"/>floatparams["mplummer_extpot"] = 1.0;</text:p>
      <text:p text:style-name="Standard"/>
      <text:p text:style-name="Standard"><text:s text:c="2"/>// Neighbour searching and tree-gravity param<text:span text:style-name="T1">s</text:span></text:p>
      <text:p text:style-name="Standard"><text:s text:c="2"/>//---------------------------------------------------------</text:p>
      <text:p text:style-name="Standard"><text:s text:c="2"/>stringparams["neib_search"] = "kdtree";</text:p>
      <text:p text:style-name="Standard"><text:s text:c="2"/>stringparams["gravity_mac"] = "geometric";</text:p>
      <text:p text:style-name="Standard"><text:s text:c="2"/>stringparams["multipole"] = "quadrupole";</text:p>
      <text:p text:style-name="Standard"><text:s text:c="2"/>intparams["Nleafmax"] = 6;</text:p>
      <text:p text:style-name="Standard"><text:s text:c="2"/>intparams["ntreebuildstep"] = 1;</text:p>
      <text:p text:style-name="Standard"><text:s text:c="2"/>intparams["ntreestockstep"] = 1;</text:p>
      <text:p text:style-name="Standard"><text:s text:c="2"/>floatparams["thetamaxsqd"] = 0.1;</text:p>
      <text:p text:style-name="Standard"><text:s text:c="2"/>floatparams["macerror"] = 0.0001;</text:p>
      <text:p text:style-name="Standard"/>
      <text:p text:style-name="Standard"/>
      <text:p text:style-name="Standard"/>
      <text:p text:style-name="P1"><text:s text:c="2"/>// N-body parameters</text:p>
      <text:p text:style-name="Standard"><text:s text:c="2"/>//---------------------------------------------------------</text:p>
      <text:p text:style-name="Standard"><text:s text:c="2"/>intparams["sub_systems"] = 0;</text:p>
      <text:p text:style-name="Standard"><text:s text:c="2"/>stringparams["sub_system_integration"] = "hermite4";</text:p>
      <text:p text:style-name="Standard"><text:s text:c="2"/>intparams["Npec"] = 1;</text:p>
      <text:p text:style-name="Standard"><text:s text:c="2"/>intparams["nbody_softening"] = 1;</text:p>
      <text:p text:style-name="Standard"><text:s text:c="2"/>intparams["perturbers"] = 0;</text:p>
      <text:p text:style-name="Standard"><text:s text:c="2"/>intparams["binary_stats"] = 0;</text:p>
      <text:p text:style-name="Standard"><text:s text:c="2"/>intparams["nsystembuildstep"] = 1;</text:p>
      <text:p text:style-name="Standard"><text:s text:c="2"/>floatparams["gpefrac"] = 5.0e-2;</text:p>
      <text:p text:style-name="Standard"><text:s text:c="2"/>floatparams["gpesoft"] = 2.0e-2;</text:p>
      <text:p text:style-name="Standard"><text:s text:c="2"/>floatparams["gpehard"] = 1.0e-3;</text:p>
      <text:p text:style-name="Standard"/>
      <text:p text:style-name="Standard"><text:s text:c="2"/>// Sink particle parameters</text:p>
      <text:p text:style-name="Standard"><text:s text:c="2"/>//---------------------------------------------------------</text:p>
      <text:p text:style-name="Standard"><text:s text:c="2"/>intparams["sink_particles"] = 0;</text:p>
      <text:p text:style-name="Standard"><text:s text:c="2"/>intparams["create_sinks"] = 0;</text:p>
      <text:p text:style-name="Standard"><text:s text:c="2"/>intparams["smooth_accretion"] = 0;</text:p>
      <text:p text:style-name="Standard"><text:s text:c="2"/>intparams["fixed_sink_mass"] = 0;</text:p>
      <text:p text:style-name="Standard"><text:s text:c="2"/>intparams["extra_sink_output"] = 0;</text:p>
      <text:p text:style-name="Standard"><text:s text:c="2"/>intparams["Nsinkfixed"] = -1;</text:p>
      <text:p text:style-name="Standard"><text:s text:c="2"/>floatparams["rho_sink"] = 1.e-12;</text:p>
      <text:p text:style-name="Standard"><text:s text:c="2"/>floatparams["alpha_ss"] = 0.01;</text:p>
      <text:p text:style-name="Standard"><text:s text:c="2"/>floatparams["sink_radius"] = 2.0;</text:p>
      <text:p text:style-name="Standard"><text:s text:c="2"/>floatparams["smooth_accrete_frac"] = 0.01;</text:p>
      <text:p text:style-name="Standard"><text:s text:c="2"/>floatparams["smooth_accrete_dt"] = 0.01;</text:p>
      <text:p text:style-name="Standard"><text:s text:c="2"/>stringparams["sink_radius_mode"] = "hmult";</text:p>
      <text:p text:style-name="Standard"/>
      <text:p text:style-name="Standard"><text:s text:c="2"/>// Radiation algortihm parameters</text:p>
      <text:p text:style-name="Standard"><text:s text:c="2"/>//---------------------------------------------------------</text:p>
      <text:p text:style-name="Standard"><text:s text:c="2"/>stringparams["radiation"] = "none";</text:p>
      <text:p text:style-name="Standard"><text:s text:c="2"/>intparams["Nraditerations"] = 2;</text:p>
      <text:p text:style-name="Standard"><text:s text:c="2"/>intparams["Nradlevels"] = 1;</text:p>
      <text:p text:style-name="Standard"><text:s text:c="2"/>intparams["nradstep"] = 1;</text:p>
      <text:p text:style-name="Standard"><text:s text:c="2"/>floatparams["Nphotonratio"] = 8;</text:p>
      <text:p text:style-name="Standard"><text:s text:c="2"/>floatparams["mu_ion"] = 0.678;</text:p>
      <text:p text:style-name="Standard"><text:s text:c="2"/>floatparams["temp_ion"] = 1e4;</text:p>
      <text:p text:style-name="Standard"><text:s text:c="2"/>floatparams["arecomb"] = 2.7e-13;</text:p>
      <text:p text:style-name="Standard"><text:s text:c="2"/>floatparams["Ndotmin"] = 1e47;</text:p>
      <text:p text:style-name="Standard"><text:s text:c="2"/>floatparams["NLyC"] = 1e47;</text:p>
      <text:p text:style-name="Standard"/>
      <text:p text:style-name="Standard"><text:s text:c="2"/>// TreeRay algorithm parameters</text:p>
      <text:p text:style-name="Standard"><text:s text:c="2"/>//---------------------------------------------------------</text:p>
      <text:p text:style-name="Standard"><text:s text:c="2"/>intparams["on_the_spot"] = 0;</text:p>
      <text:p text:style-name="Standard"><text:s text:c="2"/>intparams["nside"] = 4;</text:p>
      <text:p text:style-name="Standard"><text:s text:c="2"/>intparams["ilNR"] = 50;</text:p>
      <text:p text:style-name="Standard"><text:s text:c="2"/>intparams["ilNTheta"] = 25;</text:p>
      <text:p text:style-name="Standard"><text:s text:c="2"/>intparams["ilNPhi"] = 50;</text:p>
      <text:p text:style-name="Standard"><text:s text:c="2"/>intparams["ilNNS"] = 20;</text:p>
      <text:p text:style-name="Standard"><text:s text:c="2"/>intparams["ilFinePix"] = 4;</text:p>
      <text:p text:style-name="Standard"><text:s text:c="2"/>floatparams["maxDist"] = 1.0e99;</text:p>
      <text:p text:style-name="Standard"><text:soft-page-break/><text:s text:c="2"/>floatparams["rayRadRes"] = 1.0;</text:p>
      <text:p text:style-name="Standard"><text:s text:c="2"/>floatparams["relErr"] = 0.01;</text:p>
      <text:p text:style-name="Standard"><text:s text:c="2"/>stringparams["errControl"] = "erad_tot";</text:p>
      <text:p text:style-name="Standard"/>
      <text:p text:style-name="Standard"><text:s text:c="2"/>// Boundary conditions parameters</text:p>
      <text:p text:style-name="Standard"><text:s text:c="2"/>//---------------------------------------------------------</text:p>
      <text:p text:style-name="Standard"><text:s text:c="2"/>stringparams["boundary_lhs[0]"] = "open";</text:p>
      <text:p text:style-name="Standard"><text:s text:c="2"/>stringparams["boundary_rhs[0]"] = "open";</text:p>
      <text:p text:style-name="Standard"><text:s text:c="2"/>stringparams["boundary_lhs[1]"] = "open";</text:p>
      <text:p text:style-name="Standard"><text:s text:c="2"/>stringparams["boundary_rhs[1]"] = "open";</text:p>
      <text:p text:style-name="Standard"><text:s text:c="2"/>stringparams["boundary_lhs[2]"] = "open";</text:p>
      <text:p text:style-name="Standard"><text:s text:c="2"/>stringparams["boundary_rhs[2]"] = "open";</text:p>
      <text:p text:style-name="Standard"><text:s text:c="2"/>floatparams["boxmin[0]"] = -9.9e30;</text:p>
      <text:p text:style-name="Standard"><text:s text:c="2"/>floatparams["boxmin[1]"] = -9.9e30;</text:p>
      <text:p text:style-name="Standard"><text:s text:c="2"/>floatparams["boxmin[2]"] = -9.9e30;</text:p>
      <text:p text:style-name="Standard"><text:s text:c="2"/>floatparams["boxmax[0]"] = 9.9e30;</text:p>
      <text:p text:style-name="Standard"><text:s text:c="2"/>floatparams["boxmax[1]"] = 9.9e30;</text:p>
      <text:p text:style-name="Standard"><text:s text:c="2"/>floatparams["boxmax[2]"] = 9.9e30;</text:p>
      <text:p text:style-name="Standard"><text:s text:c="2"/>intparams["cut_box"] = 0;</text:p>
      <text:p text:style-name="Standard"/>
      <text:p text:style-name="Standard"><text:s text:c="2"/>// Ewald periodic gravity parameters</text:p>
      <text:p text:style-name="Standard"><text:s text:c="2"/>//---------------------------------------------------------</text:p>
      <text:p text:style-name="Standard"><text:s text:c="2"/>intparams["ewald"] = 1;</text:p>
      <text:p text:style-name="Standard"><text:s text:c="2"/>intparams["gr_bhewaldseriesn"] = 10;</text:p>
      <text:p text:style-name="Standard"><text:s text:c="2"/>intparams["in"] = 500;</text:p>
      <text:p text:style-name="Standard"><text:s text:c="2"/>intparams["nEwaldGrid"] = 16;</text:p>
      <text:p text:style-name="Standard"><text:s text:c="2"/>floatparams["ewald_mult"] = 1.0;</text:p>
      <text:p text:style-name="Standard"><text:s text:c="2"/>floatparams["ixmin"] = 1.0e-8;</text:p>
      <text:p text:style-name="Standard"><text:s text:c="2"/>floatparams["ixmax"] = 5.0;</text:p>
      <text:p text:style-name="Standard"><text:s text:c="2"/>floatparams["EFratio"] = 1.0;</text:p>
      <text:p text:style-name="Standard"/>
      <text:p text:style-name="Standard"><text:s text:c="2"/>// Initial conditions parameters</text:p>
      <text:p text:style-name="Standard"><text:s text:c="2"/>//---------------------------------------------------------</text:p>
      <text:p text:style-name="Standard"><text:s text:c="2"/>stringparams["particle_distribution"] = "cubic_lattice";</text:p>
      <text:p text:style-name="Standard"><text:s text:c="2"/>intparams["use_fixed_spacing"] = 0 ;</text:p>
      <text:p text:style-name="Standard"><text:s text:c="2"/>intparams["smooth_ic"] = 0;</text:p>
      <text:p text:style-name="Standard"><text:s text:c="2"/>intparams["com_frame"] = 0;</text:p>
      <text:p text:style-name="Standard"><text:s text:c="2"/>intparams["Nreg"] = 1;</text:p>
      <text:p text:style-name="Standard"><text:s text:c="2"/>intparams["field_type"] = 1;</text:p>
      <text:p text:style-name="Standard"><text:s text:c="2"/>intparams["gridsize"] = 64;</text:p>
      <text:p text:style-name="Standard"><text:s text:c="2"/>intparams["Nhydro"] = 0;</text:p>
      <text:p text:style-name="Standard"><text:s text:c="2"/>intparams["Ndust"] = 0;</text:p>
      <text:p text:style-name="Standard"><text:s text:c="2"/>intparams["Nhydromax"] = -1;</text:p>
      <text:p text:style-name="Standard"><text:s text:c="2"/>intparams["Nstar"] = 0;</text:p>
      <text:p text:style-name="Standard"><text:s text:c="2"/>intparams["Nstarmax"] = -1;</text:p>
      <text:p text:style-name="Standard"><text:s text:c="2"/>intparams["Nlattice1[0]"] = 1;</text:p>
      <text:p text:style-name="Standard"><text:s text:c="2"/>intparams["Nlattice1[1]"] = 1;</text:p>
      <text:p text:style-name="Standard"><text:s text:c="2"/>intparams["Nlattice1[2]"] = 1;</text:p>
      <text:p text:style-name="Standard"><text:s text:c="2"/>intparams["Nlattice2[0]"] = 1;</text:p>
      <text:p text:style-name="Standard"><text:s text:c="2"/>intparams["Nlattice2[1]"] = 1;</text:p>
      <text:p text:style-name="Standard"><text:s text:c="2"/>intparams["Nlattice2[2]"] = 1;</text:p>
      <text:p text:style-name="Standard"><text:s text:c="2"/>floatparams["vfluid1[0]"] = 0.0;</text:p>
      <text:p text:style-name="Standard"><text:s text:c="2"/>floatparams["vfluid1[1]"] = 0.0;</text:p>
      <text:p text:style-name="Standard"><text:s text:c="2"/>floatparams["vfluid1[2]"] = 0.0;</text:p>
      <text:p text:style-name="Standard"><text:s text:c="2"/>floatparams["vfluid2[0]"] = 0.0;</text:p>
      <text:p text:style-name="Standard"><text:s text:c="2"/>floatparams["vfluid2[1]"] = 0.0;</text:p>
      <text:p text:style-name="Standard"><text:s text:c="2"/>floatparams["vfluid2[2]"] = 0.0;</text:p>
      <text:p text:style-name="Standard"><text:s text:c="2"/>floatparams["rhofluid1"] = 1.0;</text:p>
      <text:p text:style-name="Standard"><text:s text:c="2"/>floatparams["rhofluid2"] = 1.0;</text:p>
      <text:p text:style-name="Standard"><text:s text:c="2"/>floatparams["press1"] = 1.0;</text:p>
      <text:p text:style-name="Standard"><text:s text:c="2"/>floatparams["press2"] = 1.0;</text:p>
      <text:p text:style-name="Standard"><text:s text:c="2"/>floatparams["rexplosion"] = 0.2;</text:p>
      <text:p text:style-name="Standard"><text:s text:c="2"/>floatparams["amp"] = 0.1;</text:p>
      <text:p text:style-name="Standard"><text:s text:c="2"/>floatparams["lambda"] = 0.5;</text:p>
      <text:p text:style-name="Standard"><text:s text:c="2"/>floatparams["kefrac"] = 0.0;</text:p>
      <text:p text:style-name="Standard"><text:s text:c="2"/>floatparams["radius"] = 1.0;</text:p>
      <text:p text:style-name="Standard"><text:s text:c="2"/>floatparams["angvel"] = 0.0;</text:p>
      <text:p text:style-name="Standard"><text:s text:c="2"/>floatparams["mcloud"] = 1.0;</text:p>
      <text:p text:style-name="Standard"><text:s text:c="2"/>floatparams["mplummer"] = 1.0;</text:p>
      <text:p text:style-name="Standard"><text:s text:c="2"/>floatparams["rplummer"] = 1.0;</text:p>
      <text:p text:style-name="Standard"><text:s text:c="2"/>floatparams["rstar"] = 0.1;</text:p>
      <text:p text:style-name="Standard"><text:s text:c="2"/>floatparams["cdmfrac"] = 0.0;</text:p>
      <text:p text:style-name="Standard"><text:s text:c="2"/>floatparams["gasfrac"] = 0.0;</text:p>
      <text:p text:style-name="Standard"><text:s text:c="2"/>floatparams["starfrac"] = 1.0;</text:p>
      <text:p text:style-name="Standard"><text:s text:c="2"/>floatparams["m1"] = 0.5;</text:p>
      <text:p text:style-name="Standard"><text:s text:c="2"/>floatparams["m2"] = 0.5;</text:p>
      <text:p text:style-name="Standard"><text:s text:c="2"/>floatparams["m3"] = 0.5;</text:p>
      <text:p text:style-name="Standard"><text:s text:c="2"/>floatparams["m4"] = 0.5;</text:p>
      <text:p text:style-name="Standard"><text:s text:c="2"/>floatparams["abin"] = 1.0;</text:p>
      <text:p text:style-name="Standard"><text:s text:c="2"/>floatparams["abin2"] = 0.1;</text:p>
      <text:p text:style-name="Standard"><text:s text:c="2"/>floatparams["ebin"] = 0.0;</text:p>
      <text:p text:style-name="Standard"><text:s text:c="2"/>floatparams["ebin2"] = 0.0;</text:p>
      <text:p text:style-name="Standard"><text:s text:c="2"/>floatparams["phirot"] = 0.0;</text:p>
      <text:p text:style-name="Standard"><text:s text:c="2"/>floatparams["thetarot"] = 0.0;</text:p>
      <text:p text:style-name="Standard"><text:s text:c="2"/>floatparams["psirot"] = 0.0;</text:p>
      <text:p text:style-name="Standard"><text:s text:c="2"/>floatparams["vmachbin"] = 1.0;</text:p>
      <text:p text:style-name="Standard"><text:s text:c="2"/>floatparams["alpha_turb"] = 0.1;</text:p>
      <text:p text:style-name="Standard"><text:s text:c="2"/>floatparams["power_turb"] = -4.0;</text:p>
      <text:p text:style-name="Standard"><text:s text:c="2"/>floatparams["asound"] = 1.0;</text:p>
      <text:p text:style-name="Standard"><text:s text:c="2"/>floatparams["zmax"] = 1.0;</text:p>
      <text:p text:style-name="Standard"><text:s text:c="2"/>floatparams["thermal_energy"] = 1.0;</text:p>
      <text:p text:style-name="Standard"><text:s text:c="2"/>floatparams["mach"] = 2.7;</text:p>
      <text:p text:style-name="Standard"><text:s text:c="2"/>floatparams["DiscIcStarMass"] = 1.0;</text:p>
      <text:p text:style-name="Standard"><text:s text:c="2"/>floatparams["DiscIcMass"] = 0.01;</text:p>
      <text:p text:style-name="Standard"><text:s text:c="2"/>floatparams["DiscIcP"] = 1.0;</text:p>
      <text:p text:style-name="Standard"><text:s text:c="2"/>floatparams["DiscIcQ"] = 0.5;</text:p>
      <text:p text:style-name="Standard"><text:s text:c="2"/>floatparams["DiscIcRin"] = 0.4;</text:p>
      <text:p text:style-name="Standard"><text:s text:c="2"/>floatparams["DiscIcRout"] = 2.5;</text:p>
      <text:p text:style-name="Standard"><text:s text:c="2"/>floatparams["DiscIcHr"] = 0.05;</text:p>
      <text:p text:style-name="Standard"><text:s text:c="2"/>intparams["DiscIcPlanet"] = 1;</text:p>
      <text:p text:style-name="Standard"><text:s text:c="2"/>floatparams["DiscIcPlanetRadius"] = 1;</text:p>
      <text:p text:style-name="Standard"><text:s text:c="2"/>floatparams["DiscIcPlanetMass"] = 1e-3;</text:p>
      <text:p text:style-name="Standard"><text:soft-page-break/><text:s text:c="2"/>floatparams["DiscIcPlanetAccretionRadiusHill"] = 0.4;</text:p>
      <text:p text:style-name="Standard"><text:s text:c="2"/>floatparams["DiscIcPlanetEccen"]=0.;</text:p>
      <text:p text:style-name="Standard"><text:s text:c="2"/>floatparams["DiscIcPlanetIncl"]=0.;</text:p>
      <text:p text:style-name="Standard"><text:s text:c="2"/>floatparams["DustGasRatio"]=0.01;</text:p>
      <text:p text:style-name="Standard"/>
      <text:p text:style-name="Standard"><text:s text:c="2"/>// Regularising initial conditions parameters</text:p>
      <text:p text:style-name="Standard"><text:s text:c="2"/>//---------------------------------------------------------</text:p>
      <text:p text:style-name="Standard"><text:s text:c="2"/>intparams["regularise_particle_ics"] = 0;</text:p>
      <text:p text:style-name="Standard"><text:s text:c="2"/>intparams["regularise_smooth_density"] = 1;</text:p>
      <text:p text:style-name="Standard"><text:s text:c="2"/>floatparams["alpha_reg"] = 0.1;</text:p>
      <text:p text:style-name="Standard"><text:s text:c="2"/>floatparams["rho_reg"] = 0.8;</text:p>
      <text:p text:style-name="Standard"/>
      <text:p text:style-name="Standard"><text:s text:c="2"/>// SILCC initial conditions parameters</text:p>
      <text:p text:style-name="Standard"><text:s text:c="2"/>//---------------------------------------------------------</text:p>
      <text:p text:style-name="Standard"><text:s text:c="2"/>floatparams["a_midplane"] = 1.0;</text:p>
      <text:p text:style-name="Standard"><text:s text:c="2"/>floatparams["h_midplane"] = 1.0;</text:p>
      <text:p text:style-name="Standard"><text:s text:c="2"/>floatparams["rho_midplane"] = 1.0;</text:p>
      <text:p text:style-name="Standard"><text:s text:c="2"/>floatparams["rho_star"] = 1.0;</text:p>
      <text:p text:style-name="Standard"><text:s text:c="2"/>floatparams["sigma_star"] = 30.0;</text:p>
      <text:p text:style-name="Standard"><text:s text:c="2"/>floatparams["z_d"] = 100.0;</text:p>
      <text:p text:style-name="Standard"/>
      <text:p text:style-name="Standard"><text:s text:c="2"/>// Filament ICs</text:p>
      <text:p text:style-name="Standard"><text:s text:c="2"/>//---------------------------------------------------------</text:p>
      <text:p text:style-name="Standard"><text:s text:c="2"/>floatparams["n0"] = 7.1e4;</text:p>
      <text:p text:style-name="Standard"><text:s text:c="2"/>floatparams["r0"] = 0.027;</text:p>
      <text:p text:style-name="Standard"><text:s text:c="2"/>floatparams["Rfilament"] = 0.075;</text:p>
      <text:p text:style-name="Standard"><text:s text:c="2"/>floatparams["Lfilament"] = 1.6;</text:p>
      <text:p text:style-name="Standard"><text:s text:c="2"/>floatparams["v_cyl_infall"] = 0.0;</text:p>
      <text:p text:style-name="Standard"><text:s text:c="2"/>floatparams["v_rad_infall"] = 0.0;</text:p>
      <text:p text:style-name="Standard"/>
      <text:p text:style-name="Standard"><text:s text:c="2"/>// Random number generator parameters</text:p>
      <text:p text:style-name="Standard"><text:s text:c="2"/>//---------------------------------------------------------</text:p>
      <text:p text:style-name="Standard"><text:s text:c="2"/>stringparams["rand_algorithm"] = "xorshift";</text:p>
      <text:p text:style-name="Standard"><text:s text:c="2"/>intparams["randseed"] = 1;</text:p>
      <text:p text:style-name="Standard"/>
      <text:p text:style-name="Standard"><text:s text:c="2"/>// MPI parameters</text:p>
      <text:p text:style-name="Standard"><text:s text:c="2"/>//---------------------------------------------------------</text:p>
      <text:p text:style-name="Standard"><text:s text:c="2"/>stringparams["mpi_decomposition"] = "kdtree";</text:p>
      <text:p text:style-name="Standard"><text:s text:c="2"/>intparams["pruning_level_min"] = 6;</text:p>
      <text:p text:style-name="Standard"><text:s text:c="2"/>intparams["pruning_level_max"] = 6;</text:p>
      <text:p text:style-name="Standard"/>
      <text:p text:style-name="Standard"><text:s text:c="2"/>// Python parameters</text:p>
      <text:p text:style-name="Standard"><text:s text:c="2"/>//---------------------------------------------------------</text:p>
      <text:p text:style-name="Standard"><text:s text:c="2"/>floatparams["dt_python"] = 8.0;</text:p>
      <text:p text:style-name="Standard"/>
      <text:p text:style-name="Standard"><text:s text:c="2"/>// Dust parameters</text:p>
      <text:p text:style-name="Standard"><text:s text:c="2"/>//---------------------------------------------------------</text:p>
      <text:p text:style-name="Standard"><text:s text:c="2"/>stringparams["dust_forces"] = "none" ;</text:p>
      <text:p text:style-name="Standard"><text:s text:c="2"/>stringparams["drag_law"] = "none" ;</text:p>
      <text:p text:style-name="Standard"><text:s text:c="2"/>floatparams["drag_coeff"] = 0 ;</text:p>
      <text:p text:style-name="Standard"><text:s text:c="2"/>floatparams["dust_mass_factor"] = 1 ;</text:p>
      <text:p text:style-name="Standard"/>
      <text:p text:style-name="Standard"><text:s text:c="2"/>// Supernova feedback parameters</text:p>
      <text:p text:style-name="Standard"><text:s text:c="2"/>//---------------------------------------------------------</text:p>
      <text:p text:style-name="Standard"><text:s text:c="2"/>stringparams["supernova_feedback"] = "none";</text:p>
      <text:p text:style-name="Standard"/>
      <text:p text:style-name="Standard"><text:s text:c="2"/>// Radiative feedback parameters</text:p>
      <text:p text:style-name="Standard"><text:s text:c="2"/>//---------------------------------------------------------</text:p>
      <text:p text:style-name="Standard"><text:s text:c="2"/>intparams["rad_fb"] = 0;</text:p>
      <text:p text:style-name="Standard"><text:s text:c="2"/>intparams["ambient_heating"] = 0;</text:p>
      <text:p text:style-name="Standard"><text:s text:c="2"/>intparams["disc_heating"] = 0;</text:p>
      <text:p text:style-name="Standard"><text:s text:c="2"/>intparams["sink_heating"] = 0;</text:p>
      <text:p text:style-name="Standard"><text:s text:c="2"/>stringparams["sink_fb"] = "continuous";</text:p>
      <text:p text:style-name="Standard"><text:s text:c="2"/>floatparams["r_smooth"] = 0.01;</text:p>
      <text:p text:style-name="Standard"><text:s text:c="2"/>floatparams["temp_q"] = 0.75;</text:p>
      <text:p text:style-name="Standard"><text:s text:c="2"/>floatparams["temp_q_secondary"] = 0.75;</text:p>
      <text:p text:style-name="Standard"><text:s text:c="2"/>floatparams["temp_au"] = 250;</text:p>
      <text:p text:style-name="Standard"><text:s text:c="2"/>floatparams["temp_au_secondary"] = 250;</text:p>
      <text:p text:style-name="Standard"><text:s text:c="2"/>floatparams["f_acc"] = 0.75;</text:p>
      <text:p text:style-name="Standard"><text:s text:c="2"/>floatparams["r_star"] = 3.0;</text:p>
      <text:p text:style-name="Standard"><text:s text:c="2"/>floatparams["r_bdwarf"] = 0.2;</text:p>
      <text:p text:style-name="Standard"><text:s text:c="2"/>floatparams["r_planet"] = 0.07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cm" fo:margin-right="1.7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09:38.240975401</meta:creation-date>
    <dc:date>2018-10-09T17:05:09.982638184</dc:date>
    <meta:editing-duration>PT44M3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4" meta:paragraph-count="352" meta:word-count="1037" meta:character-count="12742" meta:non-whitespace-character-count="11355"/>
  </office:meta>
</office:document-meta>
</file>